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e037"/>
    </style:style>
    <style:style style:name="P2" style:family="paragraph" style:parent-style-name="Text_20_body">
      <style:text-properties officeooo:rsid="0014e037" officeooo:paragraph-rsid="0014e037"/>
    </style:style>
    <style:style style:name="P3" style:family="paragraph" style:parent-style-name="Text_20_body" style:list-style-name="L1">
      <style:text-properties officeooo:rsid="0014e037" officeooo:paragraph-rsid="0014e037"/>
    </style:style>
    <style:style style:name="P4" style:family="paragraph" style:parent-style-name="Text_20_body" style:list-style-name="L1">
      <style:text-properties officeooo:rsid="0016ce39" officeooo:paragraph-rsid="0016ce39"/>
    </style:style>
    <style:style style:name="P5" style:family="paragraph" style:parent-style-name="Text_20_body">
      <style:text-properties officeooo:paragraph-rsid="0016ce3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ubtitle">
      <style:text-properties officeooo:paragraph-rsid="0014e037"/>
    </style:style>
    <style:style style:name="P8" style:family="paragraph" style:parent-style-name="Title">
      <style:text-properties officeooo:rsid="0014e037" officeooo:paragraph-rsid="0014e037"/>
    </style:style>
    <style:style style:name="P9" style:family="paragraph" style:parent-style-name="Heading_20_1">
      <style:text-properties officeooo:rsid="0014e037" officeooo:paragraph-rsid="0014e037"/>
    </style:style>
    <style:style style:name="P10" style:family="paragraph" style:parent-style-name="Heading_20_1">
      <style:text-properties officeooo:paragraph-rsid="0014e037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officeooo:rsid="0014e037" officeooo:paragraph-rsid="0014e037"/>
    </style:style>
    <style:style style:name="P13" style:family="paragraph" style:parent-style-name="Heading_20_3">
      <style:text-properties officeooo:rsid="0016ce39" officeooo:paragraph-rsid="0016ce39"/>
    </style:style>
    <style:style style:name="T1" style:family="text">
      <style:text-properties officeooo:rsid="0014e037"/>
    </style:style>
    <style:style style:name="T2" style:family="text">
      <style:text-properties officeooo:rsid="0016ce3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light Radar</text:p>
      <text:p text:style-name="P7">Dokumentacja projektu wykonywanego w ramach zajęć BAZY DANYCH I</text:p>
      <text:p text:style-name="P7"><text:span text:style-name="T1">Tomasz Rajchel<text:line-break/>2020.01.25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1"><text:a xlink:type="simple" xlink:href="#__RefHeading___Toc210_1075059675" text:style-name="Index_20_Link" text:visited-style-name="Index_20_Link">I. Projekt koncepcji, założenia<text:tab/>1</text:a></text:p>
          <text:p text:style-name="P11"><text:a xlink:type="simple" xlink:href="#__RefHeading___Toc212_1075059675" text:style-name="Index_20_Link" text:visited-style-name="Index_20_Link">II. Projekt diagramów (konceptualny)<text:tab/>1</text:a></text:p>
          <text:p text:style-name="P11"><text:a xlink:type="simple" xlink:href="#__RefHeading___Toc214_1075059675" text:style-name="Index_20_Link" text:visited-style-name="Index_20_Link">III. Projekt logiczny<text:tab/>1</text:a></text:p>
          <text:p text:style-name="P11"><text:a xlink:type="simple" xlink:href="#__RefHeading___Toc216_1075059675" text:style-name="Index_20_Link" text:visited-style-name="Index_20_Link">IV. Projekt funkcjonalny<text:tab/>1</text:a></text:p>
          <text:p text:style-name="P11"><text:a xlink:type="simple" xlink:href="#__RefHeading___Toc218_1075059675" text:style-name="Index_20_Link" text:visited-style-name="Index_20_Link">V. Dokumentacja<text:tab/>1</text:a></text:p>
        </text:index-body>
      </text:table-of-content>
      <text:p text:style-name="P1"/>
      <text:h text:style-name="P10" text:outline-level="1"><text:bookmark-start text:name="__RefHeading___Toc210_1075059675"/><text:span text:style-name="T1">Projekt koncepcji, założenia</text:span><text:bookmark-end text:name="__RefHeading___Toc210_1075059675"/></text:h>
      <text:h text:style-name="Heading_20_3" text:outline-level="3">Zdefiniowanie tematu projektu</text:h>
      <text:p text:style-name="P2">Celem projektu jest stworzenie aplikacji bazodanowej która rejestruje, tworzy i wyświetla loty pasażerskie na świecie. Inspiracją do stworzenia projektu był serwis <text:a xlink:type="simple" xlink:href="http://www.flightradar24.com/" text:style-name="Internet_20_link" text:visited-style-name="Visited_20_Internet_20_Link">www.flightradar24.com</text:a></text:p>
      <text:h text:style-name="P12" text:outline-level="3">Analiza wymagań użytkownika</text:h>
      <text:p text:style-name="P2">Aplikacja ma przede wszystkim:</text:p>
      <text:list xml:id="list1317192934" text:style-name="L1">
        <text:list-item>
          <text:p text:style-name="P3">Wyświetlać aktualnie trwające loty <text:span text:style-name="T2">na mapie, w tabelach i innych widokach.</text:span></text:p>
        </text:list-item>
        <text:list-item>
          <text:p text:style-name="P3">Umożliwiać użytkownikowi wprowadzanie nowych lotów.</text:p>
        </text:list-item>
        <text:list-item>
          <text:p text:style-name="P4">Generować pseudolosowo nowe loty.</text:p>
        </text:list-item>
      </text:list>
      <text:h text:style-name="P13" text:outline-level="3">Zaprojektowanie funkcji</text:h>
      <text:p text:style-name="P5"/>
      <text:h text:style-name="P9" text:outline-level="1"><text:bookmark-start text:name="__RefHeading___Toc212_1075059675"/><text:soft-page-break/>Projekt diagramów (konceptualny)<text:bookmark-end text:name="__RefHeading___Toc212_1075059675"/></text:h>
      <text:h text:style-name="P10" text:outline-level="1"><text:bookmark-start text:name="__RefHeading___Toc214_1075059675"/><text:span text:style-name="T1">Projekt logiczny</text:span><text:bookmark-end text:name="__RefHeading___Toc214_1075059675"/></text:h>
      <text:h text:style-name="P9" text:outline-level="1"><text:bookmark-start text:name="__RefHeading___Toc216_1075059675"/>Projekt funkcjonalny<text:bookmark-end text:name="__RefHeading___Toc216_1075059675"/></text:h>
      <text:h text:style-name="P9" text:outline-level="1"><text:bookmark-start text:name="__RefHeading___Toc218_1075059675"/>Dokumentacja<text:bookmark-end text:name="__RefHeading___Toc218_107505967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1:48:30.555961143</meta:creation-date>
    <meta:generator>LibreOffice/6.0.7.3$Linux_X86_64 LibreOffice_project/00m0$Build-3</meta:generator>
    <dc:date>2020-01-15T22:01:33.191337260</dc:date>
    <meta:editing-duration>PT1M51S</meta:editing-duration>
    <meta:editing-cycles>1</meta:editing-cycles>
    <meta:document-statistic meta:table-count="0" meta:image-count="0" meta:object-count="0" meta:page-count="2" meta:paragraph-count="23" meta:word-count="111" meta:character-count="826" meta:non-whitespace-character-count="746"/>
  </office:meta>
</office:document-meta>
</file>